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 text:style-name="P11"><text:span text:style-name="T4">После внедрения процесса SCM требуется надзор для обеспечения выполнения положений SCMP.</text:span></text:p>
            <text:p text:style-name="P11"><text:span text:style-name="T4">Лицо, ответственное за SCM, следит за правильностью выполнения задач SCM.</text:span></text:p>
            <text:p text:style-name="P11"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 text:style-name="P11"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21:53:08.982000000</dc:date>
    <meta:editing-duration>PT17H47M8S</meta:editing-duration>
    <meta:editing-cycles>58</meta:editing-cycles>
    <meta:generator>LibreOffice/7.4.5.1$Windows_X86_64 LibreOffice_project/9c0871452b3918c1019dde9bfac75448afc4b57f</meta:generator>
    <meta:document-statistic meta:object-count="51"/>
  </office:meta>
</office:document-meta>
</file>